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.362cm" fo:margin-left="0cm" table:align="left"/>
    </style:style>
    <style:style style:name="Table1.A" style:family="table-column">
      <style:table-column-properties style:column-width="0.907cm"/>
    </style:style>
    <style:style style:name="Table1.B" style:family="table-column">
      <style:table-column-properties style:column-width="5.696cm"/>
    </style:style>
    <style:style style:name="Table1.C" style:family="table-column">
      <style:table-column-properties style:column-width="3.074cm"/>
    </style:style>
    <style:style style:name="Table1.D" style:family="table-column">
      <style:table-column-properties style:column-width="3.921cm"/>
    </style:style>
    <style:style style:name="Table1.E" style:family="table-column">
      <style:table-column-properties style:column-width="3.76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3" style:family="paragraph" style:parent-style-name="Standard" style:list-style-name="L1">
      <style:text-properties style:font-name="Liberation Sans"/>
    </style:style>
    <style:style style:name="P4" style:family="paragraph" style:parent-style-name="Table_20_Contents">
      <style:text-properties style:font-name="Liberation Sans"/>
    </style:style>
    <style:style style:name="T1" style:family="text">
      <style:text-properties style:font-name="Liberation 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рассировка рекурсии</text:p>
      <text:p text:style-name="P2"/>
      <text:p text:style-name="P1">Назначение колонок</text:p>
      <text:p text:style-name="P1"/>
      <text:list xml:id="list1198639441" text:style-name="L1"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  <text:p text:style-name="P3"/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Standard"><text:span text:style-name="T1">1. состояние параметров при вызове функции</text:span></text:p>
          </table:table-cell>
          <table:table-cell table:style-name="Table1.A1" office:value-type="string">
            <text:p text:style-name="P1">2. "ждущее" значение</text:p>
          </table:table-cell>
          <table:table-cell table:style-name="Table1.A1" office:value-type="string">
            <text:p text:style-name="Standard"><text:span text:style-name="T1">3. значение, пришедшее на возврате (берется из 4)</text:span></text:p>
          </table:table-cell>
          <table:table-cell table:style-name="Table1.E1" office:value-type="string">
            <text:p text:style-name="Standard"><text:span text:style-name="T1">4. результат вычисления в этом фрейме (выводится из 2 и 3)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  <text:list xml:id="list622129538" text:continue-numbering="true" text:style-name="L1">
        <text:list-header>
          <text:p text:style-name="P3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i Krot</meta:initial-creator>
    <meta:creation-date>2014-03-27T18:24:31</meta:creation-date>
    <meta:generator>LibreOffice/3.5$Linux_X86_64 LibreOffice_project/350m1$Build-2</meta:generator>
    <dc:date>2014-03-27T18:34:11</dc:date>
    <dc:creator>Nikolai Krot</dc:creator>
    <meta:editing-duration>PT8M34S</meta:editing-duration>
    <meta:editing-cycles>6</meta:editing-cycles>
    <meta:document-statistic meta:table-count="1" meta:image-count="0" meta:object-count="0" meta:page-count="1" meta:paragraph-count="15" meta:word-count="41" meta:character-count="216" meta:non-whitespace-character-count="190"/>
  </office:meta>
</office:document-meta>
</file>